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1" calcext:value-type="float">
            <text:p>161</text:p>
          </table:table-cell>
          <table:table-cell table:style-name="ce7" table:formula="of:=COUNTIF([.B7:.B199];&quot;X&quot;)" office:value-type="float" office:value="137" calcext:value-type="float">
            <text:p>137</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9" calcext:value-type="float">
            <text:p>1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3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2">00/00/0000</text:date>, <text:time style:data-style-name="N2" text:time-value="21:58:09.2732615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2T21:58:21.905665670</dc:date>
    <meta:editing-duration>PT9H43M8S</meta:editing-duration>
    <meta:editing-cycles>184</meta:editing-cycles>
    <meta:document-statistic meta:table-count="1" meta:cell-count="947" meta:object-count="0"/>
  </office:meta>
</office:document-meta>
</file>